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b3dd" officeooo:paragraph-rsid="0011b3dd"/>
    </style:style>
    <style:style style:name="P2" style:family="paragraph" style:parent-style-name="Standard">
      <style:paragraph-properties fo:text-align="center" style:justify-single-word="false"/>
      <style:text-properties fo:font-size="16pt" officeooo:rsid="0011b3dd" officeooo:paragraph-rsid="0011b3dd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1b3dd" officeooo:paragraph-rsid="0011b3dd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4pt" officeooo:rsid="00134db5" officeooo:paragraph-rsid="00134db5" style:font-size-asian="14pt" style:font-size-complex="14pt"/>
    </style:style>
    <style:style style:name="P5" style:family="paragraph" style:parent-style-name="Table_20_Heading">
      <style:text-properties fo:font-size="12pt" officeooo:rsid="00134db5" officeooo:paragraph-rsid="00134db5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134db5" officeooo:paragraph-rsid="00134db5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die Peters</text:p>
      <text:p text:style-name="P1">CS 162 OSU W14</text:p>
      <text:p text:style-name="P1">1/24/14</text:p>
      <text:p text:style-name="P1"/>
      <text:p text:style-name="P1"/>
      <text:p text:style-name="P2">Conway's Life Test Document</text:p>
      <text:p text:style-name="P2"/>
      <text:p text:style-name="P4">Function: </text:p>
      <text:p text:style-name="P4"/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P5">Test Case</text:p>
            </table:table-cell>
            <table:table-cell table:style-name="Table1.A1" office:value-type="string">
              <text:p text:style-name="P5">Input Values</text:p>
            </table:table-cell>
            <table:table-cell table:style-name="Table1.A1" office:value-type="string">
              <text:p text:style-name="P5">Driver Functions</text:p>
            </table:table-cell>
            <table:table-cell table:style-name="Table1.A1" office:value-type="string">
              <text:p text:style-name="P5">Expected Outcomes</text:p>
            </table:table-cell>
            <table:table-cell table:style-name="Table1.E1" office:value-type="string">
              <text:p text:style-name="P5">Oberved Outcomes</text:p>
            </table:table-cell>
          </table:table-row>
        </table:table-header-rows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die </meta:initial-creator>
    <meta:creation-date>2014-01-24T14:14:35.110154831</meta:creation-date>
    <dc:date>2014-01-24T14:20:06.834558315</dc:date>
    <dc:creator>eddie </dc:creator>
    <meta:editing-duration>PT4M19S</meta:editing-duration>
    <meta:editing-cycles>2</meta:editing-cycles>
    <meta:generator>LibreOffice/4.1.4.2$Linux_X86_64 LibreOffice_project/410m0$Build-2</meta:generator>
    <meta:document-statistic meta:table-count="1" meta:image-count="0" meta:object-count="0" meta:page-count="1" meta:paragraph-count="10" meta:word-count="22" meta:character-count="142" meta:non-whitespace-character-count="127"/>
  </office:meta>
</office:document-meta>
</file>